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928162105258642052"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38005468356933008"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2734030983074701269"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462163663134541719"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992121301957902327"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3131012239543310204"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2957788940702312687"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4042586532004908897"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669140" text:continue-list="list2957788940702312687"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25587978668573606"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671365"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653371"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656122"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647755"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659480"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text:soft-page-break/>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text:soft-page-break/>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soft-page-break/><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soft-page-break/></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text:soft-page-break/>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80"><text:span text:style-name="T2"/></text:p>
      <text:p text:style-name="P80"><text:span text:style-name="T2">Tues March 16, 2021 </text:span>no running</text:p>
      <text:p text:style-name="P80"><text:span text:style-name="T2"/></text:p>
      <text:p text:style-name="P80"><text:span text:style-name="T2">Wed <text:s/>March 17, 2021 6.75 miles running 0.25 miles walking</text:span></text:p>
      <text:p text:style-name="P80"><text:span text:style-name="T2">I ran and walked 7 miles on hilly roads and averaged about 12:30/miles. Ave HR: 115 </text:span></text:p>
      <text:p text:style-name="P10"/>
      <text:p text:style-name="P10"/>
      <text:p text:style-name="P10"><text:soft-page-break/>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3167582287328652616"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3-17T16:42:13.87</dc:date>
    <dc:creator>James Lombardi</dc:creator>
    <meta:editing-duration>P9DT23H50M39S</meta:editing-duration>
    <meta:editing-cycles>857</meta:editing-cycles>
    <meta:generator>OpenOffice/4.1.2$Win32 OpenOffice.org_project/412m3$Build-9782</meta:generator>
    <meta:document-statistic meta:table-count="0" meta:image-count="9" meta:object-count="0" meta:page-count="96" meta:paragraph-count="2597" meta:word-count="29390" meta:character-count="150273"/>
  </office:meta>
</office:document-meta>
</file>